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="" draw:marker-start-width="0.559cm" draw:marker-end="Arrow" draw:marker-end-width="0.559cm" draw:fill="solid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="Arrow" draw:marker-start-width="0.559cm" draw:marker-end="" draw:marker-end-width="0.559cm" draw:fill="solid" draw:fill-color="#00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049cm" svg:height="1.397cm" svg:x="1.462cm" svg:y="1.889cm">
          <draw:text-box>
            <text:p text:style-name="P1"><text:span text:style-name="T1">Organizer Navigation Graph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08cm" svg:height="5.08cm" svg:x="22.015cm" svg:y="17.272cm">
          <text:p text:style-name="P1"><text:span text:style-name="T1">my-po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5.08cm" svg:height="5.08cm" svg:x="31.73cm" svg:y="13.249cm">
          <text:p text:style-name="P1"><text:span text:style-name="T1">new-p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5.08cm" svg:height="5.08cm" svg:x="31.73cm" svg:y="21.472cm">
          <text:p text:style-name="P1"><text:span text:style-name="T1">edit-p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08cm" svg:height="5.08cm" svg:x="44.621cm" svg:y="21.472cm">
          <text:p text:style-name="P1"><text:span text:style-name="T1">edit-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5.08cm" svg:height="5.08cm" svg:x="8.299cm" svg:y="17.272cm">
          <text:p text:style-name="P1"><text:span text:style-name="T1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7.095cm" svg:y1="19.812cm" svg:x2="31.73cm" svg:y2="15.789cm" draw:start-shape="id1" draw:start-glue-point="10" draw:end-shape="id2" draw:end-glue-point="6" svg:d="M27095 19812c3477 0 1160-4023 4635-4023" svg:viewBox="0 0 4636 4024">
          <text:p/>
        </draw:connector>
        <draw:connector draw:style-name="gr4" draw:text-style-name="P1" draw:layer="layout" draw:type="curve" svg:x1="27.095cm" svg:y1="19.812cm" svg:x2="31.73cm" svg:y2="24.012cm" draw:start-shape="id1" draw:start-glue-point="10" draw:end-shape="id3" svg:d="M27095 19812c3477 0 1160 4200 4635 4200" svg:viewBox="0 0 4636 4201">
          <text:p/>
        </draw:connector>
        <draw:connector draw:style-name="gr4" draw:text-style-name="P1" draw:layer="layout" draw:type="curve" svg:x1="34.27cm" svg:y1="18.329cm" svg:x2="34.27cm" svg:y2="21.472cm" draw:start-shape="id2" draw:start-glue-point="8" draw:end-shape="id3" draw:end-glue-point="4" svg:d="M34270 18329v3143" svg:viewBox="0 0 1 3144">
          <text:p/>
        </draw:connector>
        <draw:connector draw:style-name="gr4" draw:text-style-name="P1" draw:layer="layout" draw:type="curve" svg:x1="36.81cm" svg:y1="24.012cm" svg:x2="44.621cm" svg:y2="24.012cm" draw:start-shape="id3" draw:start-glue-point="10" draw:end-shape="id4" draw:end-glue-point="6" svg:d="M36810 24012h7811" svg:viewBox="0 0 7812 1">
          <text:p/>
        </draw:connector>
        <draw:connector draw:style-name="gr5" draw:text-style-name="P1" draw:layer="layout" draw:type="curve" svg:x1="13.379cm" svg:y1="19.812cm" svg:x2="22.015cm" svg:y2="19.812cm" draw:start-shape="id5" draw:start-glue-point="10" draw:end-shape="id1" draw:end-glue-point="6" svg:d="M13379 19812h8636" svg:viewBox="0 0 8637 1">
          <text:p/>
        </draw:connector>
        <draw:connector draw:style-name="gr5" draw:text-style-name="P1" draw:layer="layout" draw:type="curve" draw:line-skew="1.775cm" svg:x1="24.555cm" svg:y1="22.352cm" svg:x2="10.839cm" svg:y2="22.352cm" draw:start-shape="id1" draw:start-glue-point="8" draw:end-shape="id5" draw:end-glue-point="8" svg:d="M24555 22352c0 3490-13716 3490-13716 0" svg:viewBox="0 0 13717 2619">
          <text:p/>
        </draw:connector>
        <draw:connector draw:style-name="gr5" draw:text-style-name="P1" draw:layer="layout" draw:type="curve" draw:line-skew="1.705cm 1.784cm" svg:x1="24.555cm" svg:y1="22.352cm" svg:x2="36.81cm" svg:y2="24.012cm" draw:start-shape="id1" draw:start-glue-point="8" draw:end-shape="id3" draw:end-glue-point="10" svg:d="M24555 22352c0 9685 7296 8071 11236 6065s4524-4405 1019-4405" svg:viewBox="0 0 14571 7587">
          <text:p/>
        </draw:connector>
        <draw:connector draw:style-name="gr5" draw:text-style-name="P1" draw:layer="layout" draw:type="curve" draw:line-skew="6.061cm" svg:x1="24.555cm" svg:y1="22.352cm" svg:x2="47.161cm" svg:y2="26.552cm" draw:start-shape="id1" draw:start-glue-point="8" draw:end-shape="id4" draw:end-glue-point="8" svg:d="M24555 22352c0 16219 22606 14119 22606 4200" svg:viewBox="0 0 22607 11919">
          <text:p/>
        </draw:connector>
        <draw:connector draw:style-name="gr5" draw:text-style-name="P1" draw:layer="layout" draw:type="curve" draw:line-skew="-1.606cm" svg:x1="24.555cm" svg:y1="17.272cm" svg:x2="34.27cm" svg:y2="13.249cm" draw:start-shape="id1" draw:end-shape="id2" draw:end-glue-point="4" svg:d="M24555 17272c0-9270 9715-7258 9715-4023" svg:viewBox="0 0 9716 6733">
          <text:p/>
        </draw:connector>
        <draw:connector draw:style-name="gr5" draw:text-style-name="P1" draw:layer="layout" draw:type="curve" draw:line-skew="2.097cm" svg:x1="36.81cm" svg:y1="15.789cm" svg:x2="36.81cm" svg:y2="24.012cm" draw:start-shape="id2" draw:start-glue-point="10" draw:end-shape="id3" draw:end-glue-point="10" svg:d="M36810 15789c3975 0 3975 8223 0 8223" svg:viewBox="0 0 2982 8224">
          <text:p/>
        </draw:connector>
        <draw:connector draw:style-name="gr5" draw:text-style-name="P1" draw:layer="layout" draw:type="curve" svg:x1="36.81cm" svg:y1="15.789cm" svg:x2="47.161cm" svg:y2="21.472cm" draw:start-shape="id2" draw:start-glue-point="10" draw:end-shape="id4" draw:end-glue-point="4" svg:d="M36810 15789c6901 0 10351 1894 10351 5683" svg:viewBox="0 0 10352 5684">
          <text:p/>
        </draw:connector>
        <draw:connector draw:style-name="gr5" draw:text-style-name="P1" draw:layer="layout" draw:type="curve" draw:line-skew="2.293cm -4.522cm" svg:x1="36.81cm" svg:y1="15.789cm" svg:x2="10.839cm" svg:y2="17.272cm" draw:start-shape="id2" draw:start-glue-point="10" draw:end-shape="id5" draw:end-glue-point="4" svg:d="M36810 15789c4269 0 3558-3807-4002-6847s-21969-5314-21969 8330" svg:viewBox="0 0 28585 10642">
          <text:p/>
        </draw:connector>
        <draw:connector draw:style-name="gr5" draw:text-style-name="P1" draw:layer="layout" draw:type="curve" draw:line-skew="2.957cm" svg:x1="34.27cm" svg:y1="26.552cm" svg:x2="47.161cm" svg:y2="26.552cm" draw:start-shape="id3" draw:start-glue-point="8" draw:end-shape="id4" draw:end-glue-point="8" svg:d="M34270 26552c0 5263 12891 5263 12891 0" svg:viewBox="0 0 12892 39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20T00:10:00.960851656</dc:date>
    <dc:creator>darjeeling </dc:creator>
    <meta:editing-duration>PT24M17S</meta:editing-duration>
    <meta:editing-cycles>10</meta:editing-cycles>
    <meta:generator>LibreOffice/4.2.6.3$Linux_X86_64 LibreOffice_project/420m0$Build-3</meta:generator>
    <meta:document-statistic meta:object-count="21"/>
  </office:meta>
</office:document-meta>
</file>